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F</text:p>
          </table:table-cell>
          <table:table-cell table:style-name="ce1" office:value-type="string" calcext:value-type="string">
            <text:p>L</text:p>
          </table:table-cell>
          <table:table-cell table:style-name="ce2" office:value-type="string" calcext:value-type="string">
            <text:p>R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705" calcext:value-type="float">
            <text:p>70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702" calcext:value-type="float">
            <text:p>70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702" calcext:value-type="float">
            <text:p>70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712" calcext:value-type="float">
            <text:p>71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701" calcext:value-type="float">
            <text:p>70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705" calcext:value-type="float">
            <text:p>705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707" calcext:value-type="float">
            <text:p>707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707" calcext:value-type="float">
            <text:p>707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700" calcext:value-type="float">
            <text:p>70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706" calcext:value-type="float">
            <text:p>70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705" calcext:value-type="float">
            <text:p>70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704" calcext:value-type="float">
            <text:p>70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708" calcext:value-type="float">
            <text:p>708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704" calcext:value-type="float">
            <text:p>70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vg sensor value</text:p>
          </table:table-cell>
          <table:table-cell table:formula="of:=AVERAGE([.B2:.B15])" office:value-type="float" office:value="403.428571428572" calcext:value-type="float">
            <text:p>403.428571428572</text:p>
          </table:table-cell>
          <table:table-cell table:formula="of:=AVERAGE([.C2:.C17])" office:value-type="float" office:value="704.6875" calcext:value-type="float">
            <text:p>704.6875</text:p>
          </table:table-cell>
          <table:table-cell table:formula="of:=AVERAGE([.D2:.D17])" office:value-type="float" office:value="508.6875" calcext:value-type="float">
            <text:p>508.68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as <text:s/>dist to robot cntr</text:p>
          </table:table-cell>
          <table:table-cell office:value-type="float" office:value="435" calcext:value-type="float">
            <text:p>435</text:p>
          </table:table-cell>
          <table:table-cell office:value-type="float" office:value="700" calcext:value-type="float">
            <text:p>70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33" calcext:value-type="float">
            <text:p>33</text:p>
          </table:table-cell>
          <table:table-cell office:value-type="float" office:value="-5" calcext:value-type="float">
            <text:p>-5</text:p>
          </table:table-cell>
          <table:table-cell office:value-type="float" office:value="-14" calcext:value-type="float">
            <text:p>-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9:52:52.580063507</meta:creation-date>
    <dc:date>2024-07-11T08:27:13.121979585</dc:date>
    <meta:editing-duration>PT9M56S</meta:editing-duration>
    <meta:editing-cycles>2</meta:editing-cycles>
    <meta:generator>LibreOffice/7.3.7.2$Linux_X86_64 LibreOffice_project/30$Build-2</meta:generator>
    <meta:document-statistic meta:table-count="1" meta:cell-count="61" meta:object-count="0"/>
  </office:meta>
</office:document-meta>
</file>